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.9cm" svg:height="5.7cm" svg:x="16.8cm" svg:y="7.8cm">
          <text:p text:style-name="P1">SD/MMC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cm" svg:height="2.6cm" svg:x="7.8cm" svg:y="9.1cm">
          <text:p text:style-name="P1">WISHBONE </text:p>
          <text:p text:style-name="P1">SD Card </text:p>
          <text:p text:style-name="P1">Controller IP Core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711cm" svg:height="1.673cm" svg:x="12.889cm" svg:y="7.427cm">
          <draw:text-box>
            <text:p text:style-name="P1">sd bus </text:p>
            <text:p text:style-name="P1">(1 or 4 bits)</text:p>
          </draw:text-box>
        </draw:frame>
        <draw:frame draw:style-name="gr3" draw:text-style-name="P1" draw:layer="layout" svg:width="4.536cm" svg:height="2.384cm" svg:x="4.3cm" svg:y="11.9cm">
          <draw:text-box>
            <text:p text:style-name="P1">wishbone bus </text:p>
            <text:p text:style-name="P1">(32 bits)</text:p>
            <text:p text:style-name="P1">and interrupts</text:p>
          </draw:text-box>
        </draw:frame>
        <draw:custom-shape draw:style-name="gr1" draw:text-style-name="P1" draw:layer="layout" svg:width="2.9cm" svg:height="5.9cm" svg:x="1.2cm" svg:y="7.7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1.6cm" svg:x="13.3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3.2cm" svg:height="1.6cm" svg:x="4.3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8T20:08:54</meta:creation-date>
    <dc:date>2013-08-28T21:20:30</dc:date>
    <meta:editing-duration>PT1H7M33S</meta:editing-duration>
    <meta:editing-cycles>3</meta:editing-cycles>
    <meta:generator>LibreOffice/3.6$Linux_X86_64 LibreOffice_project/360m1$Build-2</meta:generator>
    <meta:document-statistic meta:object-count="7"/>
  </office:meta>
</office:document-meta>
</file>